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378.34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54.27mm"/>
    </style:style>
    <style:style style:name="co7" style:family="table-column">
      <style:table-column-properties fo:break-before="auto" style:column-width="38.21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98.39mm"/>
    </style:style>
    <style:style style:name="co10" style:family="table-column">
      <style:table-column-properties fo:break-before="auto" style:column-width="36.3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06-deblurred.with-tax.propor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#OTU ID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16s-mock-even-insilico-v2</text:p>
          </table:table-cell>
          <table:table-cell office:value-type="string" calcext:value-type="string">
            <text:p>16s-mock-staggered-insilico-v2</text:p>
          </table:table-cell>
          <table:table-cell office:value-type="string" calcext:value-type="string">
            <text:p>Original name</text:p>
          </table:table-cell>
          <table:table-cell office:value-type="string" calcext:value-type="string">
            <text:p>Current NR name</text:p>
          </table:table-cell>
          <table:table-cell office:value-type="string" calcext:value-type="string">
            <text:p>Spaces_parentheses_replaced</text:p>
          </table:table-cell>
          <table:table-cell office:value-type="string" calcext:value-type="string">
            <text:p>Name_with_updated_tax</text:p>
          </table:table-cell>
          <table:table-cell office:value-type="string" calcext:value-type="string">
            <text:p>Expected_abund_stag</text:p>
          </table:table-cell>
          <table:table-cell office:value-type="string" calcext:value-type="string">
            <text:p>Expected_abund_even</text:p>
          </table:table-cell>
          <table:table-cell office:value-type="string" calcext:value-type="string">
            <text:p>New_name</text:p>
          </table:table-cell>
          <table:table-cell office:value-type="string" calcext:value-type="string">
            <text:p>sed replacement st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63728e1cec6befd5ba02d15baef4c36</text:p>
          </table:table-cell>
          <table:table-cell office:value-type="string" calcext:value-type="string">
            <text:p>D_0__Bacteria; D_1__Proteobacteria; D_2__Alphaproteobacteria; D_3__SAR11 clade; D_4__Clade I; D_5__Clade I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315315315315315" calcext:value-type="float">
            <text:p>0.315315315315315</text:p>
          </table:table-cell>
          <table:table-cell office:value-type="string" calcext:value-type="string">
            <text:p>SAR11 Surface 1 (Alpha)</text:p>
          </table:table-cell>
          <table:table-cell office:value-type="string" calcext:value-type="string">
            <text:p>mocks_NR_1</text:p>
          </table:table-cell>
          <table:table-cell office:value-type="string" calcext:value-type="string">
            <text:p>SAR11_Surface_1_Alpha</text:p>
          </table:table-cell>
          <table:table-cell office:value-type="string" calcext:value-type="string">
            <text:p>SAR11_Surface_1_CladeIa</text:p>
          </table:table-cell>
          <table:table-cell office:value-type="float" office:value="31.5" calcext:value-type="float">
            <text:p>31.5</text:p>
          </table:table-cell>
          <table:table-cell office:value-type="float" office:value="9.11" calcext:value-type="float">
            <text:p>9.11</text:p>
          </table:table-cell>
          <table:table-cell table:formula="of:=CONCATENATE([.H2];&quot;-stag_&quot;;[.I2];&quot;-even_&quot;;[.J2])" office:value-type="string" office:string-value="SAR11_Surface_1_CladeIa-stag_31.5-even_9.11" calcext:value-type="string">
            <text:p>SAR11_Surface_1_CladeIa-stag_31.5-even_9.11</text:p>
          </table:table-cell>
          <table:table-cell table:formula="of:=CONCATENATE(&quot;'s/&quot;;[.F2];&quot;$/&quot;;[.K2];&quot;/g'&quot;)" office:value-type="string" office:string-value="'s/mocks_NR_1$/SAR11_Surface_1_CladeIa-stag_31.5-even_9.11/g'" calcext:value-type="string">
            <text:p>'s/mocks_NR_1$/SAR11_Surface_1_CladeIa-stag_31.5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df18e8980906003f3978e5ee578c9ea</text:p>
          </table:table-cell>
          <table:table-cell office:value-type="string" calcext:value-type="string">
            <text:p>D_0__Bacteria; D_1__Actinobacteria; D_2__Acidimicrobiia; D_3__Actinomarinales; D_4__Actinomarinaceae; D_5__Candidatus Actinomarina; D_6__uncultured marine bacterium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157657657657658" calcext:value-type="float">
            <text:p>0.157657657657658</text:p>
          </table:table-cell>
          <table:table-cell office:value-type="string" calcext:value-type="string">
            <text:p>OCS155_a (Actino)</text:p>
          </table:table-cell>
          <table:table-cell office:value-type="string" calcext:value-type="string">
            <text:p>mocks_NR_6</text:p>
          </table:table-cell>
          <table:table-cell office:value-type="string" calcext:value-type="string">
            <text:p>OCS155_a_Actino</text:p>
          </table:table-cell>
          <table:table-cell office:value-type="string" calcext:value-type="string">
            <text:p>OCS155_a_CandActinomarina</text:p>
          </table:table-cell>
          <table:table-cell office:value-type="float" office:value="15.8" calcext:value-type="float">
            <text:p>15.8</text:p>
          </table:table-cell>
          <table:table-cell office:value-type="float" office:value="9.11" calcext:value-type="float">
            <text:p>9.11</text:p>
          </table:table-cell>
          <table:table-cell table:formula="of:=CONCATENATE([.H3];&quot;-stag_&quot;;[.I3];&quot;-even_&quot;;[.J3])" office:value-type="string" office:string-value="OCS155_a_CandActinomarina-stag_15.8-even_9.11" calcext:value-type="string">
            <text:p>OCS155_a_CandActinomarina-stag_15.8-even_9.11</text:p>
          </table:table-cell>
          <table:table-cell table:formula="of:=CONCATENATE(&quot;'s/&quot;;[.F3];&quot;$/&quot;;[.K3];&quot;/g'&quot;)" office:value-type="string" office:string-value="'s/mocks_NR_6$/OCS155_a_CandActinomarina-stag_15.8-even_9.11/g'" calcext:value-type="string">
            <text:p>'s/mocks_NR_6$/OCS155_a_CandActinomarina-stag_15.8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970af3e30642198ba1dfa1f304f310b</text:p>
          </table:table-cell>
          <table:table-cell office:value-type="string" calcext:value-type="string">
            <text:p>D_0__Archaea; D_1__Thaumarchaeota; D_2__Nitrososphaeria; D_3__Nitrosopumilales; D_4__Nitrosopumilaceae; D_5__Candidatus Nitrosopumilus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900900900900901" calcext:value-type="float">
            <text:p>0.09009009009009</text:p>
          </table:table-cell>
          <table:table-cell office:value-type="string" calcext:value-type="string">
            <text:p>Thaumarchaea MGI_a</text:p>
          </table:table-cell>
          <table:table-cell office:value-type="string" calcext:value-type="string">
            <text:p>mocks_NR_10</text:p>
          </table:table-cell>
          <table:table-cell office:value-type="string" calcext:value-type="string">
            <text:p>Thaumarchaea_MGI_a</text:p>
          </table:table-cell>
          <table:table-cell office:value-type="string" calcext:value-type="string">
            <text:p>Thaumarchaea_MGI_a_Nitrosopumilus</text:p>
          </table:table-cell>
          <table:table-cell office:value-type="float" office:value="9.01" calcext:value-type="float">
            <text:p>9.01</text:p>
          </table:table-cell>
          <table:table-cell office:value-type="float" office:value="9.11" calcext:value-type="float">
            <text:p>9.11</text:p>
          </table:table-cell>
          <table:table-cell table:formula="of:=CONCATENATE([.H4];&quot;-stag_&quot;;[.I4];&quot;-even_&quot;;[.J4])" office:value-type="string" office:string-value="Thaumarchaea_MGI_a_Nitrosopumilus-stag_9.01-even_9.11" calcext:value-type="string">
            <text:p>Thaumarchaea_MGI_a_Nitrosopumilus-stag_9.01-even_9.11</text:p>
          </table:table-cell>
          <table:table-cell table:formula="of:=CONCATENATE(&quot;'s/&quot;;[.F4];&quot;$/&quot;;[.K4];&quot;/g'&quot;)" office:value-type="string" office:string-value="'s/mocks_NR_10$/Thaumarchaea_MGI_a_Nitrosopumilus-stag_9.01-even_9.11/g'" calcext:value-type="string">
            <text:p>'s/mocks_NR_10$/Thaumarchaea_MGI_a_Nitrosopumilus-stag_9.01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b8cb17f8152e488b6bc95bfcdb484f</text:p>
          </table:table-cell>
          <table:table-cell office:value-type="string" calcext:value-type="string">
            <text:p>D_0__Bacteria; D_1__Actinobacteria; D_2__Acidimicrobiia; D_3__Actinomarinales; D_4__Actinomarinaceae; D_5__Candidatus Actinomarina</text:p>
          </table:table-cell>
          <table:table-cell office:value-type="float" office:value="0" calcext:value-type="float">
            <text:p>0</text:p>
          </table:table-cell>
          <table:table-cell office:value-type="float" office:value="0.0900900900900901" calcext:value-type="float">
            <text:p>0.09009009009009</text:p>
          </table:table-cell>
          <table:table-cell office:value-type="string" calcext:value-type="string">
            <text:p>OCS155_b (Actino)</text:p>
          </table:table-cell>
          <table:table-cell office:value-type="string" calcext:value-type="string">
            <text:p>mocks_NR_11</text:p>
          </table:table-cell>
          <table:table-cell office:value-type="string" calcext:value-type="string">
            <text:p>OCS155_b_Actino</text:p>
          </table:table-cell>
          <table:table-cell office:value-type="string" calcext:value-type="string">
            <text:p>OCS155_b_CandActinomarina</text:p>
          </table:table-cell>
          <table:table-cell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  <table:table-cell table:formula="of:=CONCATENATE([.H5];&quot;-stag_&quot;;[.I5];&quot;-even_&quot;;[.J5])" office:value-type="string" office:string-value="OCS155_b_CandActinomarina-stag_9.01-even_0" calcext:value-type="string">
            <text:p>OCS155_b_CandActinomarina-stag_9.01-even_0</text:p>
          </table:table-cell>
          <table:table-cell table:formula="of:=CONCATENATE(&quot;'s/&quot;;[.F5];&quot;$/&quot;;[.K5];&quot;/g'&quot;)" office:value-type="string" office:string-value="'s/mocks_NR_11$/OCS155_b_CandActinomarina-stag_9.01-even_0/g'" calcext:value-type="string">
            <text:p>'s/mocks_NR_11$/OCS155_b_CandActinomarina-stag_9.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6cd70d2450e3f44f4a7c543f53008ee</text:p>
          </table:table-cell>
          <table:table-cell office:value-type="string" calcext:value-type="string">
            <text:p>D_0__Bacteria; D_1__Cyanobacteria; D_2__Oxyphotobacteria; D_3__Synechococcales; D_4__Cyanobiaceae; D_5__Prochlorococcus MIT9313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675675675675676" calcext:value-type="float">
            <text:p>0.067567567567568</text:p>
          </table:table-cell>
          <table:table-cell office:value-type="string" calcext:value-type="string">
            <text:p>Prochlorococcus</text:p>
          </table:table-cell>
          <table:table-cell office:value-type="string" calcext:value-type="string">
            <text:p>mocks_NR_2</text:p>
          </table:table-cell>
          <table:table-cell table:number-columns-repeated="2" office:value-type="string" calcext:value-type="string">
            <text:p>Prochlorococcus</text:p>
          </table:table-cell>
          <table:table-cell office:value-type="float" office:value="6.76" calcext:value-type="float">
            <text:p>6.76</text:p>
          </table:table-cell>
          <table:table-cell office:value-type="float" office:value="9.11" calcext:value-type="float">
            <text:p>9.11</text:p>
          </table:table-cell>
          <table:table-cell table:formula="of:=CONCATENATE([.H6];&quot;-stag_&quot;;[.I6];&quot;-even_&quot;;[.J6])" office:value-type="string" office:string-value="Prochlorococcus-stag_6.76-even_9.11" calcext:value-type="string">
            <text:p>Prochlorococcus-stag_6.76-even_9.11</text:p>
          </table:table-cell>
          <table:table-cell table:formula="of:=CONCATENATE(&quot;'s/&quot;;[.F6];&quot;$/&quot;;[.K6];&quot;/g'&quot;)" office:value-type="string" office:string-value="'s/mocks_NR_2$/Prochlorococcus-stag_6.76-even_9.11/g'" calcext:value-type="string">
            <text:p>'s/mocks_NR_2$/Prochlorococcus-stag_6.76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4ad315ec51d8bee23cb39f39bc8b019</text:p>
          </table:table-cell>
          <table:table-cell office:value-type="string" calcext:value-type="string">
            <text:p>D_0__Bacteria; D_1__Proteobacteria; D_2__Gammaproteobacteria; D_3__SAR86 clade; Ambiguous_taxa; Ambiguous_taxa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45045045045045" calcext:value-type="float">
            <text:p>0.045045045045045</text:p>
          </table:table-cell>
          <table:table-cell office:value-type="string" calcext:value-type="string">
            <text:p>SAR86_a (Gamma)</text:p>
          </table:table-cell>
          <table:table-cell office:value-type="string" calcext:value-type="string">
            <text:p>mocks_NR_0</text:p>
          </table:table-cell>
          <table:table-cell table:number-columns-repeated="2" office:value-type="string" calcext:value-type="string">
            <text:p>SAR86_a_Gamma</text:p>
          </table:table-cell>
          <table:table-cell office:value-type="float" office:value="4.5" calcext:value-type="float">
            <text:p>4.5</text:p>
          </table:table-cell>
          <table:table-cell office:value-type="float" office:value="9.11" calcext:value-type="float">
            <text:p>9.11</text:p>
          </table:table-cell>
          <table:table-cell table:formula="of:=CONCATENATE([.H7];&quot;-stag_&quot;;[.I7];&quot;-even_&quot;;[.J7])" office:value-type="string" office:string-value="SAR86_a_Gamma-stag_4.5-even_9.11" calcext:value-type="string">
            <text:p>SAR86_a_Gamma-stag_4.5-even_9.11</text:p>
          </table:table-cell>
          <table:table-cell table:formula="of:=CONCATENATE(&quot;'s/&quot;;[.F7];&quot;$/&quot;;[.K7];&quot;/g'&quot;)" office:value-type="string" office:string-value="'s/mocks_NR_0$/SAR86_a_Gamma-stag_4.5-even_9.11/g'" calcext:value-type="string">
            <text:p>'s/mocks_NR_0$/SAR86_a_Gamma-stag_4.5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b1c2b9ed02095f223b442c9bdd35006</text:p>
          </table:table-cell>
          <table:table-cell office:value-type="string" calcext:value-type="string">
            <text:p>D_0__Bacteria; D_1__Proteobacteria; D_2__Alphaproteobacteria; D_3__Rhodospirillales; D_4__AEGEAN-169 marine group</text:p>
          </table:table-cell>
          <table:table-cell office:value-type="float" office:value="0" calcext:value-type="float">
            <text:p>0</text:p>
          </table:table-cell>
          <table:table-cell office:value-type="float" office:value="0.0225225225225225" calcext:value-type="float">
            <text:p>0.022522522522523</text:p>
          </table:table-cell>
          <table:table-cell office:value-type="string" calcext:value-type="string">
            <text:p>AEGEAN-169 (Alpha)</text:p>
          </table:table-cell>
          <table:table-cell office:value-type="string" calcext:value-type="string">
            <text:p>mocks_NR_12</text:p>
          </table:table-cell>
          <table:table-cell table:number-columns-repeated="2" office:value-type="string" calcext:value-type="string">
            <text:p>AEGEAN-169_Alpha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table:formula="of:=CONCATENATE([.H8];&quot;-stag_&quot;;[.I8];&quot;-even_&quot;;[.J8])" office:value-type="string" office:string-value="AEGEAN-169_Alpha-stag_2.25-even_0" calcext:value-type="string">
            <text:p>AEGEAN-169_Alpha-stag_2.25-even_0</text:p>
          </table:table-cell>
          <table:table-cell table:formula="of:=CONCATENATE(&quot;'s/&quot;;[.F8];&quot;$/&quot;;[.K8];&quot;/g'&quot;)" office:value-type="string" office:string-value="'s/mocks_NR_12$/AEGEAN-169_Alpha-stag_2.25-even_0/g'" calcext:value-type="string">
            <text:p>'s/mocks_NR_12$/AEGEAN-169_Alpha-stag_2.25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8b0859fd6afcfc39c1a7e6a50415ca3</text:p>
          </table:table-cell>
          <table:table-cell office:value-type="string" calcext:value-type="string">
            <text:p>D_0__Bacteria; D_1__Proteobacteria; D_2__Alphaproteobacteria; D_3__Puniceispirillales; D_4__SAR116 clade; Ambiguous_taxa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225225225225225" calcext:value-type="float">
            <text:p>0.022522522522523</text:p>
          </table:table-cell>
          <table:table-cell office:value-type="string" calcext:value-type="string">
            <text:p>SAR116_a (Alpha)</text:p>
          </table:table-cell>
          <table:table-cell office:value-type="string" calcext:value-type="string">
            <text:p>mocks_NR_3</text:p>
          </table:table-cell>
          <table:table-cell table:number-columns-repeated="2" office:value-type="string" calcext:value-type="string">
            <text:p>SAR116_a_Alpha</text:p>
          </table:table-cell>
          <table:table-cell office:value-type="float" office:value="2.25" calcext:value-type="float">
            <text:p>2.25</text:p>
          </table:table-cell>
          <table:table-cell office:value-type="float" office:value="9.11" calcext:value-type="float">
            <text:p>9.11</text:p>
          </table:table-cell>
          <table:table-cell table:formula="of:=CONCATENATE([.H9];&quot;-stag_&quot;;[.I9];&quot;-even_&quot;;[.J9])" office:value-type="string" office:string-value="SAR116_a_Alpha-stag_2.25-even_9.11" calcext:value-type="string">
            <text:p>SAR116_a_Alpha-stag_2.25-even_9.11</text:p>
          </table:table-cell>
          <table:table-cell table:formula="of:=CONCATENATE(&quot;'s/&quot;;[.F9];&quot;$/&quot;;[.K9];&quot;/g'&quot;)" office:value-type="string" office:string-value="'s/mocks_NR_3$/SAR116_a_Alpha-stag_2.25-even_9.11/g'" calcext:value-type="string">
            <text:p>'s/mocks_NR_3$/SAR116_a_Alpha-stag_2.25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b7809b1b04598cfc5bbf6264159dde9</text:p>
          </table:table-cell>
          <table:table-cell office:value-type="string" calcext:value-type="string">
            <text:p>D_0__Archaea; D_1__Euryarchaeota; D_2__Thermoplasmata; D_3__Marine Group II; Ambiguous_taxa; Ambiguous_taxa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Euryarchaea MGII</text:p>
          </table:table-cell>
          <table:table-cell office:value-type="string" calcext:value-type="string">
            <text:p>mocks_NR_9</text:p>
          </table:table-cell>
          <table:table-cell table:number-columns-repeated="2" office:value-type="string" calcext:value-type="string">
            <text:p>Euryarchaea_MGII</text:p>
          </table:table-cell>
          <table:table-cell office:value-type="float" office:value="1.8" calcext:value-type="float">
            <text:p>1.8</text:p>
          </table:table-cell>
          <table:table-cell office:value-type="float" office:value="9.11" calcext:value-type="float">
            <text:p>9.11</text:p>
          </table:table-cell>
          <table:table-cell table:formula="of:=CONCATENATE([.H10];&quot;-stag_&quot;;[.I10];&quot;-even_&quot;;[.J10])" office:value-type="string" office:string-value="Euryarchaea_MGII-stag_1.8-even_9.11" calcext:value-type="string">
            <text:p>Euryarchaea_MGII-stag_1.8-even_9.11</text:p>
          </table:table-cell>
          <table:table-cell table:formula="of:=CONCATENATE(&quot;'s/&quot;;[.F10];&quot;$/&quot;;[.K10];&quot;/g'&quot;)" office:value-type="string" office:string-value="'s/mocks_NR_9$/Euryarchaea_MGII-stag_1.8-even_9.11/g'" calcext:value-type="string">
            <text:p>'s/mocks_NR_9$/Euryarchaea_MGII-stag_1.8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a0d2f150b3312772f5c00e54fd7baf</text:p>
          </table:table-cell>
          <table:table-cell office:value-type="string" calcext:value-type="string">
            <text:p>D_0__Bacteria; D_1__Bacteroidetes; D_2__Bacteroidia; D_3__Flavobacteriales; D_4__Flavobacteriaceae; D_5__NS2b marine group; D_6__uncultured marine bacterium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Flavobacteria</text:p>
          </table:table-cell>
          <table:table-cell office:value-type="string" calcext:value-type="string">
            <text:p>mocks_NR_5</text:p>
          </table:table-cell>
          <table:table-cell table:number-columns-repeated="2" office:value-type="string" calcext:value-type="string">
            <text:p>Flavobacteria</text:p>
          </table:table-cell>
          <table:table-cell office:value-type="float" office:value="1.8" calcext:value-type="float">
            <text:p>1.8</text:p>
          </table:table-cell>
          <table:table-cell office:value-type="float" office:value="9.11" calcext:value-type="float">
            <text:p>9.11</text:p>
          </table:table-cell>
          <table:table-cell table:formula="of:=CONCATENATE([.H11];&quot;-stag_&quot;;[.I11];&quot;-even_&quot;;[.J11])" office:value-type="string" office:string-value="Flavobacteria-stag_1.8-even_9.11" calcext:value-type="string">
            <text:p>Flavobacteria-stag_1.8-even_9.11</text:p>
          </table:table-cell>
          <table:table-cell table:formula="of:=CONCATENATE(&quot;'s/&quot;;[.F11];&quot;$/&quot;;[.K11];&quot;/g'&quot;)" office:value-type="string" office:string-value="'s/mocks_NR_5$/Flavobacteria-stag_1.8-even_9.11/g'" calcext:value-type="string">
            <text:p>'s/mocks_NR_5$/Flavobacteria-stag_1.8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2debaa2edfdd6b9fcefff9d65ff740f</text:p>
          </table:table-cell>
          <table:table-cell office:value-type="string" calcext:value-type="string">
            <text:p>D_0__Bacteria; D_1__Chloroflexi; D_2__Dehalococcoidia; D_3__SAR202 clade; Ambiguous_taxa; Ambiguous_taxa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SAR202_a (Chloroflexi)</text:p>
          </table:table-cell>
          <table:table-cell office:value-type="string" calcext:value-type="string">
            <text:p>mocks_NR_7</text:p>
          </table:table-cell>
          <table:table-cell table:number-columns-repeated="2" office:value-type="string" calcext:value-type="string">
            <text:p>SAR202_a_Chloroflexi</text:p>
          </table:table-cell>
          <table:table-cell office:value-type="float" office:value="1.8" calcext:value-type="float">
            <text:p>1.8</text:p>
          </table:table-cell>
          <table:table-cell office:value-type="float" office:value="9.11" calcext:value-type="float">
            <text:p>9.11</text:p>
          </table:table-cell>
          <table:table-cell table:formula="of:=CONCATENATE([.H12];&quot;-stag_&quot;;[.I12];&quot;-even_&quot;;[.J12])" office:value-type="string" office:string-value="SAR202_a_Chloroflexi-stag_1.8-even_9.11" calcext:value-type="string">
            <text:p>SAR202_a_Chloroflexi-stag_1.8-even_9.11</text:p>
          </table:table-cell>
          <table:table-cell table:formula="of:=CONCATENATE(&quot;'s/&quot;;[.F12];&quot;$/&quot;;[.K12];&quot;/g'&quot;)" office:value-type="string" office:string-value="'s/mocks_NR_7$/SAR202_a_Chloroflexi-stag_1.8-even_9.11/g'" calcext:value-type="string">
            <text:p>'s/mocks_NR_7$/SAR202_a_Chloroflexi-stag_1.8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c0fe787b120b62b93c3cb46d844d9fa</text:p>
          </table:table-cell>
          <table:table-cell office:value-type="string" calcext:value-type="string">
            <text:p>D_0__Bacteria; D_1__Planctomycetes; D_2__Planctomycetacia; D_3__Pirellulales; D_4__Pirellulaceae; D_5__Blastopirellula; Ambiguous_taxa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Planctomyces</text:p>
          </table:table-cell>
          <table:table-cell office:value-type="string" calcext:value-type="string">
            <text:p>mocks_NR_8</text:p>
          </table:table-cell>
          <table:table-cell office:value-type="string" calcext:value-type="string">
            <text:p>Planctomyces</text:p>
          </table:table-cell>
          <table:table-cell office:value-type="string" calcext:value-type="string">
            <text:p>Planctomycetes_Blastopirellula</text:p>
          </table:table-cell>
          <table:table-cell office:value-type="float" office:value="1.8" calcext:value-type="float">
            <text:p>1.8</text:p>
          </table:table-cell>
          <table:table-cell office:value-type="float" office:value="9.11" calcext:value-type="float">
            <text:p>9.11</text:p>
          </table:table-cell>
          <table:table-cell table:formula="of:=CONCATENATE([.H13];&quot;-stag_&quot;;[.I13];&quot;-even_&quot;;[.J13])" office:value-type="string" office:string-value="Planctomycetes_Blastopirellula-stag_1.8-even_9.11" calcext:value-type="string">
            <text:p>Planctomycetes_Blastopirellula-stag_1.8-even_9.11</text:p>
          </table:table-cell>
          <table:table-cell table:formula="of:=CONCATENATE(&quot;'s/&quot;;[.F13];&quot;$/&quot;;[.K13];&quot;/g'&quot;)" office:value-type="string" office:string-value="'s/mocks_NR_8$/Planctomycetes_Blastopirellula-stag_1.8-even_9.11/g'" calcext:value-type="string">
            <text:p>'s/mocks_NR_8$/Planctomycetes_Blastopirellula-stag_1.8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deb7a85942593ec57e0cd5f3e06701e</text:p>
          </table:table-cell>
          <table:table-cell office:value-type="string" calcext:value-type="string">
            <text:p>D_0__Bacteria; D_1__Proteobacteria; D_2__Alphaproteobacteria; D_3__Puniceispirillales; D_4__SAR116 clade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SAR116_b (Alpha)</text:p>
          </table:table-cell>
          <table:table-cell office:value-type="string" calcext:value-type="string">
            <text:p>mocks_NR_13</text:p>
          </table:table-cell>
          <table:table-cell table:number-columns-repeated="2" office:value-type="string" calcext:value-type="string">
            <text:p>SAR116_b_Alpha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CONCATENATE([.H14];&quot;-stag_&quot;;[.I14];&quot;-even_&quot;;[.J14])" office:value-type="string" office:string-value="SAR116_b_Alpha-stag_1.8-even_0" calcext:value-type="string">
            <text:p>SAR116_b_Alpha-stag_1.8-even_0</text:p>
          </table:table-cell>
          <table:table-cell table:formula="of:=CONCATENATE(&quot;'s/&quot;;[.F14];&quot;$/&quot;;[.K14];&quot;/g'&quot;)" office:value-type="string" office:string-value="'s/mocks_NR_13$/SAR116_b_Alpha-stag_1.8-even_0/g'" calcext:value-type="string">
            <text:p>'s/mocks_NR_13$/SAR116_b_Alpha-stag_1.8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b5b3eeed0f9b502f7f1f245d5116c</text:p>
          </table:table-cell>
          <table:table-cell office:value-type="string" calcext:value-type="string">
            <text:p>D_0__Bacteria; D_1__Marinimicrobia (SAR406 clade); D_2__uncultured marine bacterium; D_3__uncultured marine bacterium; D_4__uncultured marine bacterium; D_5__uncultured marine bacterium; D_6__uncultured marine bacterium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35135135135135" calcext:value-type="float">
            <text:p>0.013513513513514</text:p>
          </table:table-cell>
          <table:table-cell office:value-type="string" calcext:value-type="string">
            <text:p>Marine Group A (aka SAR406)</text:p>
          </table:table-cell>
          <table:table-cell office:value-type="string" calcext:value-type="string">
            <text:p>mocks_NR_4</text:p>
          </table:table-cell>
          <table:table-cell table:number-columns-repeated="2" office:value-type="string" calcext:value-type="string">
            <text:p>Marine_Group_A_aka_SAR406</text:p>
          </table:table-cell>
          <table:table-cell office:value-type="float" office:value="1.35" calcext:value-type="float">
            <text:p>1.35</text:p>
          </table:table-cell>
          <table:table-cell office:value-type="float" office:value="9.11" calcext:value-type="float">
            <text:p>9.11</text:p>
          </table:table-cell>
          <table:table-cell table:formula="of:=CONCATENATE([.H15];&quot;-stag_&quot;;[.I15];&quot;-even_&quot;;[.J15])" office:value-type="string" office:string-value="Marine_Group_A_aka_SAR406-stag_1.35-even_9.11" calcext:value-type="string">
            <text:p>Marine_Group_A_aka_SAR406-stag_1.35-even_9.11</text:p>
          </table:table-cell>
          <table:table-cell table:formula="of:=CONCATENATE(&quot;'s/&quot;;[.F15];&quot;$/&quot;;[.K15];&quot;/g'&quot;)" office:value-type="string" office:string-value="'s/mocks_NR_4$/Marine_Group_A_aka_SAR406-stag_1.35-even_9.11/g'" calcext:value-type="string">
            <text:p>'s/mocks_NR_4$/Marine_Group_A_aka_SAR406-stag_1.35-even_9.11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39277019fe12bc3cac9b8895e27d5cc</text:p>
          </table:table-cell>
          <table:table-cell office:value-type="string" calcext:value-type="string">
            <text:p>D_0__Bacteria; D_1__Verrucomicrobia; D_2__Verrucomicrobiae; D_3__Opitutales; D_4__Puniceicoccaceae; D_5__MB11C04 marine group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mocks_NR_16</text:p>
          </table:table-cell>
          <table:table-cell table:number-columns-repeated="2" office:value-type="string" calcext:value-type="string">
            <text:p>Verrucomicrobia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16];&quot;-stag_&quot;;[.I16];&quot;-even_&quot;;[.J16])" office:value-type="string" office:string-value="Verrucomicrobia-stag_0.901-even_0" calcext:value-type="string">
            <text:p>Verrucomicrobia-stag_0.901-even_0</text:p>
          </table:table-cell>
          <table:table-cell table:formula="of:=CONCATENATE(&quot;'s/&quot;;[.F16];&quot;$/&quot;;[.K16];&quot;/g'&quot;)" office:value-type="string" office:string-value="'s/mocks_NR_16$/Verrucomicrobia-stag_0.901-even_0/g'" calcext:value-type="string">
            <text:p>'s/mocks_NR_16$/Verrucomicrobia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43d32e6b6c1caf98f73a506a167e307</text:p>
          </table:table-cell>
          <table:table-cell office:value-type="string" calcext:value-type="string">
            <text:p>D_0__Bacteria; D_1__Proteobacteria; D_2__Gammaproteobacteria; D_3__SAR86 clade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SAR86_b (Gamma)</text:p>
          </table:table-cell>
          <table:table-cell office:value-type="string" calcext:value-type="string">
            <text:p>mocks_NR_15</text:p>
          </table:table-cell>
          <table:table-cell table:number-columns-repeated="2" office:value-type="string" calcext:value-type="string">
            <text:p>SAR86_b_Gamma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17];&quot;-stag_&quot;;[.I17];&quot;-even_&quot;;[.J17])" office:value-type="string" office:string-value="SAR86_b_Gamma-stag_0.901-even_0" calcext:value-type="string">
            <text:p>SAR86_b_Gamma-stag_0.901-even_0</text:p>
          </table:table-cell>
          <table:table-cell table:formula="of:=CONCATENATE(&quot;'s/&quot;;[.F17];&quot;$/&quot;;[.K17];&quot;/g'&quot;)" office:value-type="string" office:string-value="'s/mocks_NR_15$/SAR86_b_Gamma-stag_0.901-even_0/g'" calcext:value-type="string">
            <text:p>'s/mocks_NR_15$/SAR86_b_Gamma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34545da41a2aaae09253aec77b18cbd</text:p>
          </table:table-cell>
          <table:table-cell office:value-type="string" calcext:value-type="string">
            <text:p>D_0__Bacteria; D_1__Proteobacteria; D_2__Gammaproteobacteria; D_3__Oceanospirillales; D_4__Pseudohongiellaceae; D_5__Pseudohongiella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Pseudospirillum (Gamma)</text:p>
          </table:table-cell>
          <table:table-cell office:value-type="string" calcext:value-type="string">
            <text:p>mocks_NR_19</text:p>
          </table:table-cell>
          <table:table-cell office:value-type="string" calcext:value-type="string">
            <text:p>Pseudospirillum_Gamma</text:p>
          </table:table-cell>
          <table:table-cell office:value-type="string" calcext:value-type="string">
            <text:p>Pseudohongiella_Gamma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18];&quot;-stag_&quot;;[.I18];&quot;-even_&quot;;[.J18])" office:value-type="string" office:string-value="Pseudohongiella_Gamma-stag_0.901-even_0" calcext:value-type="string">
            <text:p>Pseudohongiella_Gamma-stag_0.901-even_0</text:p>
          </table:table-cell>
          <table:table-cell table:formula="of:=CONCATENATE(&quot;'s/&quot;;[.F18];&quot;$/&quot;;[.K18];&quot;/g'&quot;)" office:value-type="string" office:string-value="'s/mocks_NR_19$/Pseudohongiella_Gamma-stag_0.901-even_0/g'" calcext:value-type="string">
            <text:p>'s/mocks_NR_19$/Pseudohongiella_Gamma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221dfa5b6c65292b9eaacdbeae6b0e</text:p>
          </table:table-cell>
          <table:table-cell office:value-type="string" calcext:value-type="string">
            <text:p>D_0__Bacteria; D_1__Proteobacteria; D_2__Gammaproteobacteria; D_3__Cellvibrionales; D_4__Porticoccaceae; D_5__SAR92 clade; D_6__uncultured marine 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SAR92 (Gamma)</text:p>
          </table:table-cell>
          <table:table-cell office:value-type="string" calcext:value-type="string">
            <text:p>mocks_NR_17</text:p>
          </table:table-cell>
          <table:table-cell table:number-columns-repeated="2" office:value-type="string" calcext:value-type="string">
            <text:p>SAR92_Gamma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19];&quot;-stag_&quot;;[.I19];&quot;-even_&quot;;[.J19])" office:value-type="string" office:string-value="SAR92_Gamma-stag_0.901-even_0" calcext:value-type="string">
            <text:p>SAR92_Gamma-stag_0.901-even_0</text:p>
          </table:table-cell>
          <table:table-cell table:formula="of:=CONCATENATE(&quot;'s/&quot;;[.F19];&quot;$/&quot;;[.K19];&quot;/g'&quot;)" office:value-type="string" office:string-value="'s/mocks_NR_17$/SAR92_Gamma-stag_0.901-even_0/g'" calcext:value-type="string">
            <text:p>'s/mocks_NR_17$/SAR92_Gamma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079d9bfa3d84b0bdc2c1398d247150e</text:p>
          </table:table-cell>
          <table:table-cell office:value-type="string" calcext:value-type="string">
            <text:p>D_0__Bacteria; D_1__Bacteroidetes; D_2__Bacteroidia; D_3__Flavobacteriales; D_4__Flavobacteriaceae; D_5__Formosa; D_6__uncultured marine 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Flavobacteria_Formosa</text:p>
          </table:table-cell>
          <table:table-cell office:value-type="string" calcext:value-type="string">
            <text:p>mocks_NR_18</text:p>
          </table:table-cell>
          <table:table-cell table:number-columns-repeated="2" office:value-type="string" calcext:value-type="string">
            <text:p>Flavobacteria_Formosa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20];&quot;-stag_&quot;;[.I20];&quot;-even_&quot;;[.J20])" office:value-type="string" office:string-value="Flavobacteria_Formosa-stag_0.901-even_0" calcext:value-type="string">
            <text:p>Flavobacteria_Formosa-stag_0.901-even_0</text:p>
          </table:table-cell>
          <table:table-cell table:formula="of:=CONCATENATE(&quot;'s/&quot;;[.F20];&quot;$/&quot;;[.K20];&quot;/g'&quot;)" office:value-type="string" office:string-value="'s/mocks_NR_18$/Flavobacteria_Formosa-stag_0.901-even_0/g'" calcext:value-type="string">
            <text:p>'s/mocks_NR_18$/Flavobacteria_Formosa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97ab403dfec27de969d1b6debc9e4fb</text:p>
          </table:table-cell>
          <table:table-cell office:value-type="string" calcext:value-type="string">
            <text:p>D_0__Archaea; D_1__Thaumarchaeota; D_2__Nitrososphaeria; D_3__Nitrosopumilales; D_4__Nitrosopumilaceae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Thaumarchaea MGI_b</text:p>
          </table:table-cell>
          <table:table-cell office:value-type="string" calcext:value-type="string">
            <text:p>mocks_NR_26</text:p>
          </table:table-cell>
          <table:table-cell office:value-type="string" calcext:value-type="string">
            <text:p>Thaumarchaea_MGI_b</text:p>
          </table:table-cell>
          <table:table-cell office:value-type="string" calcext:value-type="string">
            <text:p>Thaumarchaea_MGI_b_Nitrosopumilus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21];&quot;-stag_&quot;;[.I21];&quot;-even_&quot;;[.J21])" office:value-type="string" office:string-value="Thaumarchaea_MGI_b_Nitrosopumilus-stag_0.901-even_0" calcext:value-type="string">
            <text:p>Thaumarchaea_MGI_b_Nitrosopumilus-stag_0.901-even_0</text:p>
          </table:table-cell>
          <table:table-cell table:formula="of:=CONCATENATE(&quot;'s/&quot;;[.F21];&quot;$/&quot;;[.K21];&quot;/g'&quot;)" office:value-type="string" office:string-value="'s/mocks_NR_26$/Thaumarchaea_MGI_b_Nitrosopumilus-stag_0.901-even_0/g'" calcext:value-type="string">
            <text:p>'s/mocks_NR_26$/Thaumarchaea_MGI_b_Nitrosopumilus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7e4bfdc8dfad206c1f1638a29b2f703</text:p>
          </table:table-cell>
          <table:table-cell office:value-type="string" calcext:value-type="string">
            <text:p>D_0__Bacteria; D_1__Bacteroidetes; D_2__Bacteroidia; D_3__Flavobacteriales; D_4__NS9 marine group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string" calcext:value-type="string">
            <text:p>Flavobacteria_NS9</text:p>
          </table:table-cell>
          <table:table-cell office:value-type="string" calcext:value-type="string">
            <text:p>mocks_NR_14</text:p>
          </table:table-cell>
          <table:table-cell table:number-columns-repeated="2" office:value-type="string" calcext:value-type="string">
            <text:p>Flavobacteria_NS9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table:formula="of:=CONCATENATE([.H22];&quot;-stag_&quot;;[.I22];&quot;-even_&quot;;[.J22])" office:value-type="string" office:string-value="Flavobacteria_NS9-stag_0.901-even_0" calcext:value-type="string">
            <text:p>Flavobacteria_NS9-stag_0.901-even_0</text:p>
          </table:table-cell>
          <table:table-cell table:formula="of:=CONCATENATE(&quot;'s/&quot;;[.F22];&quot;$/&quot;;[.K22];&quot;/g'&quot;)" office:value-type="string" office:string-value="'s/mocks_NR_14$/Flavobacteria_NS9-stag_0.901-even_0/g'" calcext:value-type="string">
            <text:p>'s/mocks_NR_14$/Flavobacteria_NS9-stag_0.901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3748067baf6a8d8dfd693497d93c01f</text:p>
          </table:table-cell>
          <table:table-cell office:value-type="string" calcext:value-type="string">
            <text:p>D_0__Bacteria; D_1__Proteobacteria; D_2__Alphaproteobacteria; D_3__Rhodobacterales; D_4__Rhodobacteraceae; D_5__uncultured</text:p>
          </table:table-cell>
          <table:table-cell office:value-type="float" office:value="0" calcext:value-type="float">
            <text:p>0</text:p>
          </table:table-cell>
          <table:table-cell office:value-type="float" office:value="0.00675675675675676" calcext:value-type="float">
            <text:p>0.006756756756757</text:p>
          </table:table-cell>
          <table:table-cell office:value-type="string" calcext:value-type="string">
            <text:p>Rhodobacteriaceae (Alpha)</text:p>
          </table:table-cell>
          <table:table-cell office:value-type="string" calcext:value-type="string">
            <text:p>mocks_NR_21</text:p>
          </table:table-cell>
          <table:table-cell table:number-columns-repeated="2" office:value-type="string" calcext:value-type="string">
            <text:p>Rhodobacteriaceae_Alpha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table:formula="of:=CONCATENATE([.H23];&quot;-stag_&quot;;[.I23];&quot;-even_&quot;;[.J23])" office:value-type="string" office:string-value="Rhodobacteriaceae_Alpha-stag_0.676-even_0" calcext:value-type="string">
            <text:p>Rhodobacteriaceae_Alpha-stag_0.676-even_0</text:p>
          </table:table-cell>
          <table:table-cell table:formula="of:=CONCATENATE(&quot;'s/&quot;;[.F23];&quot;$/&quot;;[.K23];&quot;/g'&quot;)" office:value-type="string" office:string-value="'s/mocks_NR_21$/Rhodobacteriaceae_Alpha-stag_0.676-even_0/g'" calcext:value-type="string">
            <text:p>'s/mocks_NR_21$/Rhodobacteriaceae_Alpha-stag_0.676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e9cc7b5d5c955b025d6e85c5bab2d</text:p>
          </table:table-cell>
          <table:table-cell office:value-type="string" calcext:value-type="string">
            <text:p>D_0__Bacteria; D_1__Proteobacteria; D_2__Gammaproteobacteria; D_3__SAR86 clade; Ambiguous_taxa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675675675675676" calcext:value-type="float">
            <text:p>0.006756756756757</text:p>
          </table:table-cell>
          <table:table-cell office:value-type="string" calcext:value-type="string">
            <text:p>SAR86_c (Gamma)</text:p>
          </table:table-cell>
          <table:table-cell office:value-type="string" calcext:value-type="string">
            <text:p>mocks_NR_20</text:p>
          </table:table-cell>
          <table:table-cell table:number-columns-repeated="2" office:value-type="string" calcext:value-type="string">
            <text:p>SAR86_c_Gamma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table:formula="of:=CONCATENATE([.H24];&quot;-stag_&quot;;[.I24];&quot;-even_&quot;;[.J24])" office:value-type="string" office:string-value="SAR86_c_Gamma-stag_0.676-even_0" calcext:value-type="string">
            <text:p>SAR86_c_Gamma-stag_0.676-even_0</text:p>
          </table:table-cell>
          <table:table-cell table:formula="of:=CONCATENATE(&quot;'s/&quot;;[.F24];&quot;$/&quot;;[.K24];&quot;/g'&quot;)" office:value-type="string" office:string-value="'s/mocks_NR_20$/SAR86_c_Gamma-stag_0.676-even_0/g'" calcext:value-type="string">
            <text:p>'s/mocks_NR_20$/SAR86_c_Gamma-stag_0.676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6ad8aee2710d4b77d4121a90e32bfb7</text:p>
          </table:table-cell>
          <table:table-cell office:value-type="string" calcext:value-type="string">
            <text:p>D_0__Bacteria; D_1__Bacteroidetes; D_2__Bacteroidia; D_3__Flavobacteriales; D_4__Flavobacteriaceae; D_5__NS5 marine group; D_6__uncultured marine 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0450450450450451" calcext:value-type="float">
            <text:p>0.004504504504505</text:p>
          </table:table-cell>
          <table:table-cell office:value-type="string" calcext:value-type="string">
            <text:p>Flavobacteria_NS5</text:p>
          </table:table-cell>
          <table:table-cell office:value-type="string" calcext:value-type="string">
            <text:p>mocks_NR_22</text:p>
          </table:table-cell>
          <table:table-cell table:number-columns-repeated="2" office:value-type="string" calcext:value-type="string">
            <text:p>Flavobacteria_NS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CONCATENATE([.H25];&quot;-stag_&quot;;[.I25];&quot;-even_&quot;;[.J25])" office:value-type="string" office:string-value="Flavobacteria_NS5-stag_0.45-even_0" calcext:value-type="string">
            <text:p>Flavobacteria_NS5-stag_0.45-even_0</text:p>
          </table:table-cell>
          <table:table-cell table:formula="of:=CONCATENATE(&quot;'s/&quot;;[.F25];&quot;$/&quot;;[.K25];&quot;/g'&quot;)" office:value-type="string" office:string-value="'s/mocks_NR_22$/Flavobacteria_NS5-stag_0.45-even_0/g'" calcext:value-type="string">
            <text:p>'s/mocks_NR_22$/Flavobacteria_NS5-stag_0.45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2c45679733004eb45e94334e3d5094f</text:p>
          </table:table-cell>
          <table:table-cell office:value-type="string" calcext:value-type="string">
            <text:p>D_0__Bacteria; D_1__Proteobacteria; D_2__Gammaproteobacteria; D_3__SAR86 clade; Ambiguous_taxa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225225225225225" calcext:value-type="float">
            <text:p>0.002252252252252</text:p>
          </table:table-cell>
          <table:table-cell office:value-type="string" calcext:value-type="string">
            <text:p>SAR86_d (Gamma)</text:p>
          </table:table-cell>
          <table:table-cell office:value-type="string" calcext:value-type="string">
            <text:p>mocks_NR_23</text:p>
          </table:table-cell>
          <table:table-cell table:number-columns-repeated="2" office:value-type="string" calcext:value-type="string">
            <text:p>SAR86_d_Gamma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CONCATENATE([.H26];&quot;-stag_&quot;;[.I26];&quot;-even_&quot;;[.J26])" office:value-type="string" office:string-value="SAR86_d_Gamma-stag_0.22-even_0" calcext:value-type="string">
            <text:p>SAR86_d_Gamma-stag_0.22-even_0</text:p>
          </table:table-cell>
          <table:table-cell table:formula="of:=CONCATENATE(&quot;'s/&quot;;[.F26];&quot;$/&quot;;[.K26];&quot;/g'&quot;)" office:value-type="string" office:string-value="'s/mocks_NR_23$/SAR86_d_Gamma-stag_0.22-even_0/g'" calcext:value-type="string">
            <text:p>'s/mocks_NR_23$/SAR86_d_Gamma-stag_0.22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216b39d4af1de8cb3faee0adae93a2b</text:p>
          </table:table-cell>
          <table:table-cell office:value-type="string" calcext:value-type="string">
            <text:p>D_0__Bacteria; D_1__Proteobacteria; D_2__Alphaproteobacteria; D_3__Puniceispirillales; D_4__SAR116 clade; Ambiguous_taxa; Ambiguous_taxa</text:p>
          </table:table-cell>
          <table:table-cell office:value-type="float" office:value="0" calcext:value-type="float">
            <text:p>0</text:p>
          </table:table-cell>
          <table:table-cell office:value-type="float" office:value="0.00112612612612613" calcext:value-type="float">
            <text:p>0.001126126126126</text:p>
          </table:table-cell>
          <table:table-cell office:value-type="string" calcext:value-type="string">
            <text:p>SAR116_c (Alpha)</text:p>
          </table:table-cell>
          <table:table-cell office:value-type="string" calcext:value-type="string">
            <text:p>mocks_NR_24</text:p>
          </table:table-cell>
          <table:table-cell table:number-columns-repeated="2" office:value-type="string" calcext:value-type="string">
            <text:p>SAR116_c_Alpha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table:formula="of:=CONCATENATE([.H27];&quot;-stag_&quot;;[.I27];&quot;-even_&quot;;[.J27])" office:value-type="string" office:string-value="SAR116_c_Alpha-stag_0.113-even_0" calcext:value-type="string">
            <text:p>SAR116_c_Alpha-stag_0.113-even_0</text:p>
          </table:table-cell>
          <table:table-cell table:formula="of:=CONCATENATE(&quot;'s/&quot;;[.F27];&quot;$/&quot;;[.K27];&quot;/g'&quot;)" office:value-type="string" office:string-value="'s/mocks_NR_24$/SAR116_c_Alpha-stag_0.113-even_0/g'" calcext:value-type="string">
            <text:p>'s/mocks_NR_24$/SAR116_c_Alpha-stag_0.113-even_0/g'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6440f2600e40a23725d58e958687843</text:p>
          </table:table-cell>
          <table:table-cell office:value-type="string" calcext:value-type="string">
            <text:p>D_0__Bacteria; D_1__Chloroflexi; D_2__Dehalococcoidia; D_3__SAR202 clade; D_4__uncultured Chloroflexi bacterium; D_5__uncultured Chloroflexi bacterium; D_6__uncultured Chloroflexi 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0112612612612613" calcext:value-type="float">
            <text:p>0.001126126126126</text:p>
          </table:table-cell>
          <table:table-cell office:value-type="string" calcext:value-type="string">
            <text:p>SAR202_b (Chloroflexi)</text:p>
          </table:table-cell>
          <table:table-cell office:value-type="string" calcext:value-type="string">
            <text:p>mocks_NR_25</text:p>
          </table:table-cell>
          <table:table-cell table:number-columns-repeated="2" office:value-type="string" calcext:value-type="string">
            <text:p>SAR202_b_Chloroflexi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table:formula="of:=CONCATENATE([.H28];&quot;-stag_&quot;;[.I28];&quot;-even_&quot;;[.J28])" office:value-type="string" office:string-value="SAR202_b_Chloroflexi-stag_0.113-even_0" calcext:value-type="string">
            <text:p>SAR202_b_Chloroflexi-stag_0.113-even_0</text:p>
          </table:table-cell>
          <table:table-cell table:formula="of:=CONCATENATE(&quot;'s/&quot;;[.F28];&quot;$/&quot;;[.K28];&quot;/g'&quot;)" office:value-type="string" office:string-value="'s/mocks_NR_25$/SAR202_b_Chloroflexi-stag_0.113-even_0/g'" calcext:value-type="string">
            <text:p>'s/mocks_NR_25$/SAR202_b_Chloroflexi-stag_0.113-even_0/g'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'06-deblurred.with-tax.proportions'.A1:'06-deblurred.with-tax.proportions'.L28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00-00-00</text:date>, <text:time style:data-style-name="N2" text:time-value="17:31:48.05521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7:57:09.592122220</dc:date>
    <dc:creator>Jesse McNichol</dc:creator>
    <meta:editing-duration>PT1H13M8S</meta:editing-duration>
    <meta:editing-cycles>12</meta:editing-cycles>
    <meta:generator>LibreOffice/6.0.7.3$Linux_X86_64 LibreOffice_project/00m0$Build-3</meta:generator>
    <meta:document-statistic meta:table-count="1" meta:cell-count="336" meta:object-count="0"/>
  </office:meta>
</office:document-meta>
</file>